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7.94pt"/>
    </style:style>
    <style:style style:name="co2" style:family="table-column">
      <style:table-column-properties fo:break-before="auto" style:column-width="97.14pt"/>
    </style:style>
    <style:style style:name="co3" style:family="table-column">
      <style:table-column-properties fo:break-before="auto" style:column-width="853.4pt"/>
    </style:style>
    <style:style style:name="co4" style:family="table-column">
      <style:table-column-properties fo:break-before="auto" style:column-width="395.09pt"/>
    </style:style>
    <style:style style:name="co5" style:family="table-column">
      <style:table-column-properties fo:break-before="auto" style:column-width="445.8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2.26pt"/>
    </style:style>
    <style:style style:name="co8" style:family="table-column">
      <style:table-column-properties fo:break-before="auto" style:column-width="42.29pt"/>
    </style:style>
    <style:style style:name="co9" style:family="table-column">
      <style:table-column-properties fo:break-before="auto" style:column-width="856.54pt"/>
    </style:style>
    <style:style style:name="co10" style:family="table-column">
      <style:table-column-properties fo:break-before="auto" style:column-width="98.7pt"/>
    </style:style>
    <style:style style:name="co11" style:family="table-column">
      <style:table-column-properties fo:break-before="auto" style:column-width="398.24pt"/>
    </style:style>
    <style:style style:name="co12" style:family="table-column">
      <style:table-column-properties fo:break-before="auto" style:column-width="133.34pt"/>
    </style:style>
    <style:style style:name="co13" style:family="table-column">
      <style:table-column-properties fo:break-before="auto" style:column-width="439.8pt"/>
    </style:style>
    <style:style style:name="co14" style:family="table-column">
      <style:table-column-properties fo:break-before="auto" style:column-width="112.05pt"/>
    </style:style>
    <style:style style:name="co15" style:family="table-column">
      <style:table-column-properties fo:break-before="auto" style:column-width="87.14pt"/>
    </style:style>
    <style:style style:name="co16" style:family="table-column">
      <style:table-column-properties fo:break-before="auto" style:column-width="513.3pt"/>
    </style:style>
    <style:style style:name="co17" style:family="table-column">
      <style:table-column-properties fo:break-before="auto" style:column-width="203.9pt"/>
    </style:style>
    <style:style style:name="ro1" style:family="table-row">
      <style:table-row-properties style:row-height="26.84pt" fo:break-before="auto" style:use-optimal-row-height="false"/>
    </style:style>
    <style:style style:name="ro2" style:family="table-row">
      <style:table-row-properties style:row-height="40.25pt" fo:break-before="auto" style:use-optimal-row-height="false"/>
    </style:style>
    <style:style style:name="ro3" style:family="table-row">
      <style:table-row-properties style:row-height="25.34pt" fo:break-before="auto" style:use-optimal-row-height="false"/>
    </style:style>
    <style:style style:name="ro4" style:family="table-row">
      <style:table-row-properties style:row-height="53.69pt" fo:break-before="auto" style:use-optimal-row-height="false"/>
    </style:style>
    <style:style style:name="ro5" style:family="table-row">
      <style:table-row-properties style:row-height="47pt" fo:break-before="auto" style:use-optimal-row-height="false"/>
    </style:style>
    <style:style style:name="ro6" style:family="table-row">
      <style:table-row-properties style:row-height="58.96pt" fo:break-before="auto" style:use-optimal-row-height="false"/>
    </style:style>
    <style:style style:name="ro7" style:family="table-row">
      <style:table-row-properties style:row-height="46.26pt" fo:break-before="auto" style:use-optimal-row-height="false"/>
    </style:style>
    <style:style style:name="ro8" style:family="table-row">
      <style:table-row-properties style:row-height="42.49pt" fo:break-before="auto" style:use-optimal-row-height="false"/>
    </style:style>
    <style:style style:name="ro9" style:family="table-row">
      <style:table-row-properties style:row-height="98.5pt" fo:break-before="auto" style:use-optimal-row-height="false"/>
    </style:style>
    <style:style style:name="ro10" style:family="table-row">
      <style:table-row-properties style:row-height="97.74pt" fo:break-before="auto" style:use-optimal-row-height="false"/>
    </style:style>
    <style:style style:name="ro11" style:family="table-row">
      <style:table-row-properties style:row-height="32.06pt" fo:break-before="auto" style:use-optimal-row-height="false"/>
    </style:style>
    <style:style style:name="ro12" style:family="table-row">
      <style:table-row-properties style:row-height="17.35pt" fo:break-before="auto" style:use-optimal-row-height="true"/>
    </style:style>
    <style:style style:name="ro13" style:family="table-row">
      <style:table-row-properties style:row-height="15pt" fo:break-before="auto" style:use-optimal-row-height="true"/>
    </style:style>
    <style:style style:name="ro14" style:family="table-row">
      <style:table-row-properties style:row-height="52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style:font-size-asian="12pt" style:font-size-complex="12pt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start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0161019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9" table:default-cell-style-name="ce6"/>
        <table:table-row table:style-name="ro1">
          <table:table-cell table:style-name="ce1" office:value-type="string" calcext:value-type="string">
            <text:p>WP49.2 Datenarbeitung in der Paleo- und Geobiologi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ormalia, Motivation, Vorwissen, Einleit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RT TIM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Remarks</text:p>
          </table:table-cell>
          <table:table-cell table:number-columns-repeated="1019"/>
        </table:table-row>
        <table:table-row table:style-name="ro1">
          <table:table-cell table:style-name="ce4" office:value-type="float" office:value="10.15" calcext:value-type="float">
            <text:p>10.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llkomen</text:p>
          </table:table-cell>
          <table:table-cell office:value-type="string" calcext:value-type="string">
            <text:p>Start of the lecture, introduction to the next part.</text:p>
          </table:table-cell>
          <table:table-cell table:number-columns-repeated="1020"/>
        </table:table-row>
        <table:table-row table:style-name="ro1">
          <table:table-cell table:style-name="ce4" office:value-type="float" office:value="10.23" calcext:value-type="float">
            <text:p>10.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f eine seite eine Karte die Name schreiben, auf die andere etwas über mich selbst.</text:p>
            <text:p>Karten kleben mit Namen gegen den Wand. Jede muss eine Karte auswählen und die Person vorstellen.</text:p>
          </table:table-cell>
          <table:table-cell office:value-type="string" calcext:value-type="string">
            <text:p>Know each other, know what they are interested in.</text:p>
          </table:table-cell>
          <table:table-cell office:value-type="string" calcext:value-type="string">
            <text:p>Karten, Pilots required.</text:p>
          </table:table-cell>
          <table:table-cell table:number-columns-repeated="1019"/>
        </table:table-row>
        <table:table-row table:style-name="ro1">
          <table:table-cell table:style-name="ce4" office:value-type="float" office:value="10.33" calcext:value-type="float">
            <text:p>10.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kalierung: Wie viel weiss ich über Datenverarbeitung?</text:p>
          </table:table-cell>
          <table:table-cell office:value-type="string" calcext:value-type="string">
            <text:p>Vorkenntnisse evaluiren</text:p>
          </table:table-cell>
          <table:table-cell table:number-columns-repeated="1020"/>
        </table:table-row>
        <table:table-row table:style-name="ro1">
          <table:table-cell table:style-name="ce4" office:value-type="float" office:value="10.38" calcext:value-type="float">
            <text:p>10.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kalierung: Wie viel will ich über Datenverarbeitung wissen?</text:p>
          </table:table-cell>
          <table:table-cell office:value-type="string" calcext:value-type="string">
            <text:p>Motivation evaluiren</text:p>
          </table:table-cell>
          <table:table-cell table:number-columns-repeated="1020"/>
        </table:table-row>
        <table:table-row table:style-name="ro1">
          <table:table-cell table:style-name="ce4" office:value-type="float" office:value="10.43" calcext:value-type="float">
            <text:p>10.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hritlich zuruf liste zum Wort DATEN</text:p>
          </table:table-cell>
          <table:table-cell office:value-type="string" calcext:value-type="string">
            <text:p>Vorkenntnisse evaluiren</text:p>
          </table:table-cell>
          <table:table-cell office:value-type="string" calcext:value-type="string">
            <text:p>Karten, Pilots required.</text:p>
          </table:table-cell>
          <table:table-cell table:number-columns-repeated="1019"/>
        </table:table-row>
        <table:table-row table:style-name="ro1">
          <table:table-cell table:style-name="ce4" office:value-type="float" office:value="10.47" calcext:value-type="float">
            <text:p>10.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ink-Pair-Share: Warum wollen wir uns mit Daten beschäftigen</text:p>
          </table:table-cell>
          <table:table-cell office:value-type="string" calcext:value-type="string">
            <text:p>Vorkenntnisse und Motivation evaluiren</text:p>
          </table:table-cell>
          <table:table-cell office:value-type="string" calcext:value-type="string">
            <text:p>Karten, Pilots required.</text:p>
          </table:table-cell>
          <table:table-cell table:number-columns-repeated="1019"/>
        </table:table-row>
        <table:table-row table:style-name="ro1">
          <table:table-cell table:style-name="ce4" office:value-type="float" office:value="10.52" calcext:value-type="float">
            <text:p>10.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enum Diskussion zur Thema Daten in der Geo- Paleobiologie basirend auf Cluster der Antworten</text:p>
          </table:table-cell>
          <table:table-cell office:value-type="string" calcext:value-type="string">
            <text:p>Vorkenntnisse und Motivation evaluiren, sensibilisierung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.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kapitulieren: was wir gerade gemacht haben, skalas, wunsche, etc.</text:p>
          </table:table-cell>
          <table:table-cell table:number-columns-repeated="1021"/>
        </table:table-row>
        <table:table-row table:style-name="ro1">
          <table:table-cell table:style-name="ce4" office:value-type="float" office:value="11.02" calcext:value-type="float">
            <text:p>11.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uppen arbeit: Was ist (linux, git-github, R-Rstudio, Latex-Markdown)</text:p>
          </table:table-cell>
          <table:table-cell office:value-type="string" calcext:value-type="string">
            <text:p>Get familiar with the systems and explain to the others what they are, etc.</text:p>
          </table:table-cell>
          <table:table-cell office:value-type="string" calcext:value-type="string">
            <text:p>A0 flipchart </text:p>
          </table:table-cell>
          <table:table-cell table:number-columns-repeated="1019"/>
        </table:table-row>
        <table:table-row table:style-name="ro1">
          <table:table-cell table:style-name="ce4" office:value-type="float" office:value="11.12" calcext:value-type="float">
            <text:p>11.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urze präsentations der Arbeit zu der Gruppe.</text:p>
          </table:table-cell>
          <table:table-cell table:number-columns-repeated="1021"/>
        </table:table-row>
        <table:table-row table:style-name="ro1">
          <table:table-cell table:style-name="ce4" office:value-type="float" office:value="11.17" calcext:value-type="float">
            <text:p>11.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usammenfassung von mir</text:p>
          </table:table-cell>
          <table:table-cell table:number-columns-repeated="1021"/>
        </table:table-row>
        <table:table-row table:style-name="ro1">
          <table:table-cell table:style-name="ce4" office:value-type="float" office:value="11.2" calcext:value-type="float">
            <text:p>11.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uppenpuzzle: wie kann ich diese Systeme integrieren, </text:p>
            <text:p>um eine hochwertige Datenverarbeitung zu ermöglichen</text:p>
          </table:table-cell>
          <table:table-cell office:value-type="string" calcext:value-type="string">
            <text:p>Synthese.</text:p>
          </table:table-cell>
          <table:table-cell office:value-type="string" calcext:value-type="string">
            <text:p>Mindmap</text:p>
          </table:table-cell>
          <table:table-cell table:number-columns-repeated="1019"/>
        </table:table-row>
        <table:table-row table:style-name="ro2">
          <table:table-cell table:style-name="ce4" office:value-type="float" office:value="11.3" calcext:value-type="float">
            <text:p>11.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klärung der Hausaufgabe (software installieren, kurz erklärung verschiedene software environments als kurze Referat vorbereiten)</text:p>
            <text:p>Prüfen, ob der eingener Rechner Internetverbindung (Eduroam) hat und in die online Bibliotek suche kann. Wenn nicht konfigurieren bis zum nächsten Termin</text:p>
          </table:table-cell>
          <table:table-cell table:number-columns-repeated="1021"/>
        </table:table-row>
        <table:table-row table:style-name="ro1">
          <table:table-cell table:style-name="ce4" office:value-type="float" office:value="11.4" calcext:value-type="float">
            <text:p>11.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ellen Sie sich eine Frage die sie vor eine Stunde nicht beantworten konnte. </text:p>
            <text:p>Bzzgl. diese Frage stellen Sie sich eine Frage die Sie noch nich beantworten kann, würden aber gerne.</text:p>
          </table:table-cell>
          <table:table-cell table:number-columns-repeated="1021"/>
        </table:table-row>
        <table:table-row table:style-name="ro1">
          <table:table-cell table:style-name="ce4" office:value-type="float" office:value="11.45" calcext:value-type="float">
            <text:p>11.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 feedback zur heutigen Stunde.</text:p>
          </table:table-cell>
          <table:table-cell table:number-columns-repeated="1021"/>
        </table:table-row>
        <table:table-row table:style-name="ro1">
          <table:table-cell table:style-name="ce4" office:value-type="float" office:value="11.46" calcext:value-type="float">
            <text:p>11.46</text:p>
          </table:table-cell>
          <table:table-cell table:number-columns-repeated="1023"/>
        </table:table-row>
        <table:table-row table:style-name="ro1" table:number-rows-repeated="2">
          <table:table-cell table:style-name="ce4"/>
          <table:table-cell table:number-columns-repeated="1023"/>
        </table:table-row>
        <table:table-row table:style-name="ro1">
          <table:table-cell table:style-name="Default"/>
          <table:table-cell table:style-name="ce4"/>
          <table:table-cell table:style-name="ce4" office:value-type="string" calcext:value-type="string">
            <text:p>Vorbereitung Termin 2: Archaology paper, digital paleontology paper</text:p>
          </table:table-cell>
          <table:table-cell table:number-columns-repeated="1021"/>
        </table:table-row>
        <table:table-row table:style-name="ro1" table:number-rows-repeated="11">
          <table:table-cell table:style-name="ce4"/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61026" table:style-name="ta1"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6" table:number-columns-repeated="1018" table:default-cell-style-name="ce6"/>
        <table:table-row table:style-name="ro3">
          <table:table-cell table:style-name="ce7" office:value-type="string" calcext:value-type="string">
            <text:p>WP49.2 Datenarbeitung in der Paleo- und Geobiologie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GNU-Linux, Latex-Markdown, R-RStudio, Git-Github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START TIME</text:p>
          </table:table-cell>
          <table:table-cell table:style-name="ce5" office:value-type="string" calcext:value-type="string">
            <text:p>Min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AVIVA phase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3">
          <table:table-cell table:style-name="ce4" office:value-type="float" office:value="10.15" calcext:value-type="float">
            <text:p>10.15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Willkomen</text:p>
          </table:table-cell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4" office:value-type="float" office:value="10.16" calcext:value-type="float">
            <text:p>10.16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Warum ist für wissenschaftlern wichtig offen zu sein, transparent zu arbeiten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nsibilisieren. Heutige ziele informieren</text:p>
          </table:table-cell>
          <table:table-cell table:number-columns-repeated="1019"/>
        </table:table-row>
        <table:table-row table:style-name="ro3">
          <table:table-cell table:style-name="ce4" office:value-type="float" office:value="10.18" calcext:value-type="float">
            <text:p>10.18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Ein möglicher Weg (mit leitpfaden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cap based on previous class work</text:p>
          </table:table-cell>
          <table:table-cell table:number-columns-repeated="1019"/>
        </table:table-row>
        <table:table-row table:style-name="ro3">
          <table:table-cell table:style-name="ce4" office:value-type="float" office:value="10.2" calcext:value-type="float">
            <text:p>10.20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Referat Linu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formieren</text:p>
          </table:table-cell>
          <table:table-cell office:value-type="string" calcext:value-type="string">
            <text:p>beamer</text:p>
          </table:table-cell>
          <table:table-cell table:number-columns-repeated="1018"/>
        </table:table-row>
        <table:table-row table:style-name="ro3">
          <table:table-cell table:style-name="ce4" office:value-type="float" office:value="10.28" calcext:value-type="float">
            <text:p>10.28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Zurufliste zur Frage: Wie ist Linux? Was ist Linux? Ant: Linux ist XXX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office:value-type="string" calcext:value-type="string">
            <text:p>Papier kärtchen</text:p>
          </table:table-cell>
          <table:table-cell table:number-columns-repeated="1018"/>
        </table:table-row>
        <table:table-row table:style-name="ro3">
          <table:table-cell table:style-name="ce4" office:value-type="float" office:value="10.3" calcext:value-type="float">
            <text:p>10.30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Aufkleben auf A0 blatter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table:style-name="ce3" office:value-type="string" calcext:value-type="string">
            <text:p>tape</text:p>
          </table:table-cell>
          <table:table-cell table:number-columns-repeated="1018"/>
        </table:table-row>
        <table:table-row table:style-name="ro3">
          <table:table-cell table:style-name="ce4" office:value-type="float" office:value="10.32" calcext:value-type="float">
            <text:p>10.32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reflektieren: Wie kann das ich zu meinem Vorteil nutzen. Warum würde ich das (nicht) nutzen?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Auswerten</text:p>
          </table:table-cell>
          <table:table-cell table:style-name="ce3" office:value-type="string" calcext:value-type="string">
            <text:p>Zettel mit formulierte Fragen</text:p>
          </table:table-cell>
          <table:table-cell table:number-columns-repeated="1018"/>
        </table:table-row>
        <table:table-row table:style-name="ro3">
          <table:table-cell table:style-name="ce4" office:value-type="float" office:value="10.33" calcext:value-type="float">
            <text:p>10.33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Referat Latex/Markdow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formieren</text:p>
          </table:table-cell>
          <table:table-cell office:value-type="string" calcext:value-type="string">
            <text:p>beamer</text:p>
          </table:table-cell>
          <table:table-cell table:number-columns-repeated="1018"/>
        </table:table-row>
        <table:table-row table:style-name="ro3">
          <table:table-cell table:style-name="ce4" office:value-type="float" office:value="10.41" calcext:value-type="float">
            <text:p>10.41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Zurufliste zur Frage: Wie ist Latex/Markdown? Was ist Latex/Markdown? Ant: Latex/Markdown ist XXX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office:value-type="string" calcext:value-type="string">
            <text:p>Papier kärtchen</text:p>
          </table:table-cell>
          <table:table-cell table:number-columns-repeated="1018"/>
        </table:table-row>
        <table:table-row table:style-name="ro3">
          <table:table-cell table:style-name="ce4" office:value-type="float" office:value="10.43" calcext:value-type="float">
            <text:p>10.43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Aufkleben auf A0 blatter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table:style-name="ce3" office:value-type="string" calcext:value-type="string">
            <text:p>tape</text:p>
          </table:table-cell>
          <table:table-cell table:number-columns-repeated="1018"/>
        </table:table-row>
        <table:table-row table:style-name="ro3">
          <table:table-cell table:style-name="ce4" office:value-type="float" office:value="10.45" calcext:value-type="float">
            <text:p>10.45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reflektieren: Wie kann das ich zu meinem Vorteil nutzen. Warum würde ich das (nicht) nutzen?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Auswerten</text:p>
          </table:table-cell>
          <table:table-cell table:style-name="ce3" office:value-type="string" calcext:value-type="string">
            <text:p>Zettel mit formulierte Fragen</text:p>
          </table:table-cell>
          <table:table-cell table:number-columns-repeated="1018"/>
        </table:table-row>
        <table:table-row table:style-name="ro3">
          <table:table-cell table:style-name="ce4" office:value-type="float" office:value="10.46" calcext:value-type="float">
            <text:p>10.46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Referat Rstudi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formieren</text:p>
          </table:table-cell>
          <table:table-cell office:value-type="string" calcext:value-type="string">
            <text:p>beamer</text:p>
          </table:table-cell>
          <table:table-cell table:number-columns-repeated="1018"/>
        </table:table-row>
        <table:table-row table:style-name="ro3">
          <table:table-cell table:style-name="ce4" office:value-type="float" office:value="10.54" calcext:value-type="float">
            <text:p>10.54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Zurufliste zur Frage: Wie ist Rstudio? Was ist RStudio? Ant: Rstudio ist XXX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office:value-type="string" calcext:value-type="string">
            <text:p>Papier kärtchen</text:p>
          </table:table-cell>
          <table:table-cell table:number-columns-repeated="1018"/>
        </table:table-row>
        <table:table-row table:style-name="ro3">
          <table:table-cell table:style-name="ce4" office:value-type="float" office:value="10.586" calcext:value-type="float">
            <text:p>10.59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Aufkleben auf A0 blatter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table:style-name="ce3" office:value-type="string" calcext:value-type="string">
            <text:p>tape</text:p>
          </table:table-cell>
          <table:table-cell table:number-columns-repeated="1018"/>
        </table:table-row>
        <table:table-row table:style-name="ro3">
          <table:table-cell table:style-name="ce4" office:value-type="float" office:value="11.01" calcext:value-type="float">
            <text:p>11.0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reflektieren: Wie kann das ich zu meinem Vorteil nutzen. Warum würde ich das (nicht) nutzen?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Auswerten</text:p>
          </table:table-cell>
          <table:table-cell table:style-name="ce3" office:value-type="string" calcext:value-type="string">
            <text:p>Zettel mit formulierte Fragen</text:p>
          </table:table-cell>
          <table:table-cell table:number-columns-repeated="1018"/>
        </table:table-row>
        <table:table-row table:style-name="ro3">
          <table:table-cell table:style-name="ce4" office:value-type="float" office:value="11.02" calcext:value-type="float">
            <text:p>11.02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Referat Git/Githu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formieren</text:p>
          </table:table-cell>
          <table:table-cell office:value-type="string" calcext:value-type="string">
            <text:p>beamer</text:p>
          </table:table-cell>
          <table:table-cell table:number-columns-repeated="1018"/>
        </table:table-row>
        <table:table-row table:style-name="ro3">
          <table:table-cell table:style-name="ce4" office:value-type="float" office:value="11.1" calcext:value-type="float">
            <text:p>11.1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Zurufliste zur Frage: Wie ist Git/Github? Was ist Git/Github? Ant: Git/Github ist XXX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office:value-type="string" calcext:value-type="string">
            <text:p>Papier kärtchen</text:p>
          </table:table-cell>
          <table:table-cell table:number-columns-repeated="1018"/>
        </table:table-row>
        <table:table-row table:style-name="ro3">
          <table:table-cell table:style-name="ce4" office:value-type="float" office:value="11.12" calcext:value-type="float">
            <text:p>11.12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Aufkleben auf A0 blatter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table:style-name="ce3" office:value-type="string" calcext:value-type="string">
            <text:p>tape</text:p>
          </table:table-cell>
          <table:table-cell table:number-columns-repeated="1018"/>
        </table:table-row>
        <table:table-row table:style-name="ro3">
          <table:table-cell table:style-name="ce4" office:value-type="float" office:value="11.14" calcext:value-type="float">
            <text:p>11.14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reflektieren: Wie kann das ich zu meinem Vorteil nutzen. Warum würde ich das (nicht) nutzen?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Auswerten</text:p>
          </table:table-cell>
          <table:table-cell table:style-name="ce3" office:value-type="string" calcext:value-type="string">
            <text:p>Zettel mit formulierte Fragen</text:p>
          </table:table-cell>
          <table:table-cell table:number-columns-repeated="1018"/>
        </table:table-row>
        <table:table-row table:style-name="ro3">
          <table:table-cell table:style-name="ce4" office:value-type="float" office:value="11.15" calcext:value-type="float">
            <text:p>11.15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Trinkpause</text:p>
          </table:table-cell>
          <table:table-cell table:style-name="Default" table:number-columns-repeated="3"/>
          <table:table-cell table:number-columns-repeated="1018"/>
        </table:table-row>
        <table:table-row table:style-name="ro3">
          <table:table-cell table:style-name="ce4" office:value-type="float" office:value="11.16" calcext:value-type="float">
            <text:p>11.16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Plenun interactive: Pro-kontra argumentation zu den geklärten Them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swerten</text:p>
          </table:table-cell>
          <table:table-cell office:value-type="string" calcext:value-type="string">
            <text:p>Ball</text:p>
          </table:table-cell>
          <table:table-cell table:number-columns-repeated="1018"/>
        </table:table-row>
        <table:table-row table:style-name="ro3">
          <table:table-cell table:style-name="ce4" office:value-type="float" office:value="11.22" calcext:value-type="float">
            <text:p>11.22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Beispiel: wie kann ich linux, markdown, R(Studio) und git/github benutzen um meine Arbeit transparenter zu machen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ivieren</text:p>
          </table:table-cell>
          <table:table-cell office:value-type="string" calcext:value-type="string">
            <text:p>beamer: demo CBAS project</text:p>
          </table:table-cell>
          <table:table-cell table:number-columns-repeated="1018"/>
        </table:table-row>
        <table:table-row table:style-name="ro4">
          <table:table-cell table:style-name="ce4" office:value-type="float" office:value="11.3" calcext:value-type="float">
            <text:p>11.30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Übung: Wo sind die Daten? Zu ein Thema eigener Interesse, suche Sie 5 wissentschafliche Arbeiten die zwischen 2010 und 2016 veröffentlicht wurden.</text:p>
            <text:p>Lessen Sie die Sektion Materialen und Methoden und notieren Sie, ob die Daten und Datensätze mit den Paper veröffentlicht wurden oder nicht.</text:p>
            <text:p>Wenn Ja, wo sind sie?</text:p>
            <text:p>Wenn nicht, können Sie anhand die im Paper geschriebene Beschreibung der Methodik (daten erhebung und verarbeitung) diese Forschung wiederholen?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nsibilisieren. Aktivieren</text:p>
          </table:table-cell>
          <table:table-cell office:value-type="string" calcext:value-type="string">
            <text:p>Eigener Rechner | website of library</text:p>
          </table:table-cell>
          <table:table-cell table:number-columns-repeated="1018"/>
        </table:table-row>
        <table:table-row table:style-name="ro5">
          <table:table-cell table:style-name="ce4" office:value-type="float" office:value="11.4" calcext:value-type="float">
            <text:p>11.40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Erklärung Hausaufgabe: Suchen Sie die Daten von 10 bereits veröffentlichen wissenschaftliche Arbeiten</text:p>
            <text:p>Wenn sie die Daten nicht finden können, schreiben Sie ein Email an den Corresponding Author mit der Frage:</text:p>
            <text:p>Könnte ich die Daten haben? Könnte ich sie nutzen? Wenn Ja, unter welche bediengungen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nsibilisieren. Aktivieren</text:p>
          </table:table-cell>
          <table:table-cell office:value-type="string" calcext:value-type="string">
            <text:p>Pre-written email</text:p>
          </table:table-cell>
          <table:table-cell table:number-columns-repeated="1018"/>
        </table:table-row>
        <table:table-row table:style-name="ro3">
          <table:table-cell table:style-name="ce4" office:value-type="float" office:value="11.44" calcext:value-type="float">
            <text:p>11.44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Hand feedback zur heutigen Stunde.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5"/>
          <table:table-cell table:style-name="Default"/>
          <table:table-cell table:number-columns-repeated="1021"/>
        </table:table-row>
        <table:table-row table:style-name="ro3" table:number-rows-repeated="2">
          <table:table-cell table:style-name="ce4"/>
          <table:table-cell table:number-columns-repeated="1023"/>
        </table:table-row>
        <table:table-row table:style-name="ro3">
          <table:table-cell table:number-columns-repeated="2"/>
          <table:table-cell table:style-name="ce4" office:value-type="string" calcext:value-type="string">
            <text:p>Vorbereitung Termin 3: Reproducibility crisis, Transparency, data liberation, what is reproducibility</text:p>
          </table:table-cell>
          <table:table-cell table:number-columns-repeated="1021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0161102" table:style-name="ta1">
        <table:table-column table:style-name="co1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6" table:number-columns-repeated="1019" table:default-cell-style-name="ce6"/>
        <table:table-row table:style-name="ro3">
          <table:table-cell table:style-name="ce7" office:value-type="string" calcext:value-type="string">
            <text:p>WP49.2 Datenarbeitung in der Paleo- und Geobiologie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Transparenz und wiederholbarkei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START TIME</text:p>
          </table:table-cell>
          <table:table-cell table:style-name="ce5" office:value-type="string" calcext:value-type="string">
            <text:p>Min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AVIVA phase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3">
          <table:table-cell table:style-name="ce3" office:value-type="float" office:value="10.15" calcext:value-type="float">
            <text:p>10.15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Welcome</text:p>
          </table:table-cell>
          <table:table-cell table:number-columns-repeated="1021"/>
        </table:table-row>
        <table:table-row table:style-name="ro3">
          <table:table-cell table:style-name="ce3" office:value-type="float" office:value="10.16" calcext:value-type="float">
            <text:p>10.16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Transparenz in der Wissenschaft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kapitulieren</text:p>
          </table:table-cell>
          <table:table-cell table:number-columns-repeated="1019"/>
        </table:table-row>
        <table:table-row table:style-name="ro6">
          <table:table-cell table:style-name="ce3" office:value-type="float" office:value="10.18" calcext:value-type="float">
            <text:p>10.18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Was wollten wir machen? Hausaufgabe Kontrolle an der Tafe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arten</text:p>
          </table:table-cell>
          <table:table-cell office:value-type="string" calcext:value-type="string">
            <text:p>Each student takes a dot and indicates on an A0 sheet the fraction of papers (e.g. 3/10) with published data he/she found</text:p>
            <text:p>And the number of Corresponding Authors that answered the email</text:p>
            <text:p>Oben: Thema schreiben</text:p>
            <text:p>Unten: Name schreiben</text:p>
          </table:table-cell>
          <table:table-cell table:number-columns-repeated="1018"/>
        </table:table-row>
        <table:table-row table:style-name="ro7">
          <table:table-cell table:style-name="ce4" office:value-type="float" office:value="10.2" calcext:value-type="float">
            <text:p>10.20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Plenun interactiv: Was denken Sie daran, wenn Sie diese Ergebnisse sehen?</text:p>
          </table:table-cell>
          <table:table-cell office:value-type="string" calcext:value-type="string">
            <text:p>IV</text:p>
          </table:table-cell>
          <table:table-cell table:number-columns-repeated="1020"/>
        </table:table-row>
        <table:table-row table:style-name="ro8">
          <table:table-cell table:style-name="ce4" office:value-type="float" office:value="10.25" calcext:value-type="float">
            <text:p>10.25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Denkpause: wie könnte das meine Karriere/Arbeit verhindern/schwer machen?</text:p>
            <text:p>Wie kann ich damit umgehen?</text:p>
            <text:p>Wie könnte ich das ändern?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Bzzgl. Unser leitfaden (Linux-&gt;RStudio-&gt;Markdown-&gt;Git)</text:p>
          </table:table-cell>
          <table:table-cell table:number-columns-repeated="1018"/>
        </table:table-row>
        <table:table-row table:style-name="ro3">
          <table:table-cell table:style-name="ce4" office:value-type="float" office:value="10.3" calcext:value-type="float">
            <text:p>10.3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Think-Pair-Share: Zu zwei auf eine Lösung sich einigen und ein Modell entwickeln um unsere Arbeit Transparent zu machen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3">
          <table:table-cell table:style-name="ce4" office:value-type="float" office:value="10.32" calcext:value-type="float">
            <text:p>10.32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Plenun interactiv: Entwickeln wir zusammen ein Model um unsere Arbeit Transparent zu machen und die wiederholtbarkeit unsere Analyzen zu förder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yntheze</text:p>
          </table:table-cell>
          <table:table-cell office:value-type="string" calcext:value-type="string">
            <text:p>A0 Blat for Model</text:p>
          </table:table-cell>
          <table:table-cell table:number-columns-repeated="1018"/>
        </table:table-row>
        <table:table-row table:style-name="ro3">
          <table:table-cell table:style-name="ce4" office:value-type="float" office:value="10.38" calcext:value-type="float">
            <text:p>10.38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enkpause: wie kann ich das zu meinen Vorteil nutzen?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style-name="ce4" office:value-type="float" office:value="10.4" calcext:value-type="float">
            <text:p>10.4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Change of topic: Reproducibility</text:p>
          </table:table-cell>
          <table:table-cell office:value-type="string" calcext:value-type="string">
            <text:p>A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4" office:value-type="float" office:value="10.42" calcext:value-type="float">
            <text:p>10.42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Video presentation: is there a reproducibility crisis?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9">
          <table:table-cell table:style-name="ce4" office:value-type="float" office:value="10.45" calcext:value-type="float">
            <text:p>10.45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Reproducibility: zuruf da zu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0">
          <table:table-cell table:style-name="ce4" office:value-type="float" office:value="10.5" calcext:value-type="float">
            <text:p>10.50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Zu den Papers (Hausaufgabe), bewerten Sie die Materialien und Methoden. Auf eine 1-5 Skala, wie würden Sie die Wiederholbarkeit der Paper bewerten? Denken Sie daran, wenn ich das noch mal mache musste, könnte ich das machen?</text:p>
          </table:table-cell>
          <table:table-cell office:value-type="string" calcext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1" calcext:value-type="float">
            <text:p>11.0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Plenun interactiv: Wer hat ein 1 Paper? Warum ist der mit 1 benotet? Wer hat ein 5 Paper warum ist das mit 5 benotet?</text:p>
          </table:table-cell>
          <table:table-cell office:value-type="string" calcext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1.15" calcext:value-type="float">
            <text:p>11.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inzelarbeit: für Ihre am schlechteste benotet Paper, was brauchen Sie um die Bewertung zu verbessern?</text:p>
            <text:p> Schreiben Sie 3 Fragen die Sie der Author des Papers stellen würden um die Arbeit wiederholen zu können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1">
          <table:table-cell table:style-name="ce4" office:value-type="float" office:value="11.25" calcext:value-type="float">
            <text:p>11.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u 4 diskutieren Sie was sie gerne wissen würden und finden Sie gemeinsamkeiten innerhalb der 4 Gruppe:</text:p>
            <text:p>Was soll ICH machen? Was sollen die Authoren machen? Schreiben Sie 1 Stichwörter zu jedem Person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3">
          <table:table-cell table:style-name="ce4" office:value-type="float" office:value="11.3" calcext:value-type="float">
            <text:p>11.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skussion, warum kann ich etwas nicht anfangen? Was ist meine eigene verantwortung als wissentschafler, was soll ich von meine Kollegen erwarten und verlangen?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3">
          <table:table-cell table:style-name="ce4" office:value-type="float" office:value="11.35" calcext:value-type="float">
            <text:p>11.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ntheze von mi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style-name="ce4" office:value-type="float" office:value="11.36" calcext:value-type="float">
            <text:p>11.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usaufgabe beschreiben: wer macht was?</text:p>
          </table:table-cell>
          <table:table-cell table:number-columns-repeated="2"/>
          <table:table-cell office:value-type="string" calcext:value-type="string">
            <text:p>Studirende sollen ein mitarbeiter der Dept. oder der Museum und seine/ihre Arbeit beschreiben.</text:p>
            <text:p>Wer ist wer in der Geo- und Paleobiologie. Zu jedem Person sollen die Studierende Informationen zur Arbeit dieser wiss. Mitarbeiter erfassen und 2 Beispiel publikationen kurz vortragen.</text:p>
            <text:p>Die frage: wie machen Sie Ihre wiss. Arbeit transparent und reproduzierbar? Wo kann man die Daten Ihrer Arbeitsgruppe finden? Also wo sind sie gespeichert/gelagert? Was für Daten generieren Sie und wie analysieren Sie diese Daten? Könnten Sie uns 2 statistische testen nennen die Studenten in Ihre Arbeitsgruppe unbedingt wissen soll?</text:p>
          </table:table-cell>
          <table:table-cell table:number-columns-repeated="1018"/>
        </table:table-row>
        <table:table-row table:style-name="ro3">
          <table:table-cell table:style-name="ce4" office:value-type="float" office:value="11.45" calcext:value-type="float">
            <text:p>11.45</text:p>
          </table:table-cell>
          <table:table-cell table:number-columns-repeated="1023"/>
        </table:table-row>
        <table:table-row table:style-name="ro3" table:number-rows-repeated="3">
          <table:table-cell table:style-name="ce4"/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_2_2" table:style-name="ta1">
        <table:table-column table:style-name="co16" table:default-cell-style-name="ce6"/>
        <table:table-column table:style-name="co6" table:default-cell-style-name="ce6"/>
        <table:table-column table:style-name="co17" table:default-cell-style-name="ce6"/>
        <table:table-column table:style-name="co6" table:default-cell-style-name="ce6"/>
        <table:table-column table:style-name="co15" table:default-cell-style-name="ce6"/>
        <table:table-column table:style-name="co6" table:number-columns-repeated="1019" table:default-cell-style-name="ce6"/>
        <table:table-row table:style-name="ro5">
          <table:table-cell table:style-name="ce7" office:value-type="string" calcext:value-type="string">
            <text:p>WP49.2 Datenarbeitung in der Paleo- und Geobiologie</text:p>
          </table:table-cell>
          <table:table-cell table:number-columns-repeated="1023"/>
        </table:table-row>
        <table:table-row table:style-name="ro12">
          <table:table-cell table:style-name="ce2" office:value-type="string" calcext:value-type="string">
            <text:p>Daten in der Geo- und Paleobiologie</text:p>
          </table:table-cell>
          <table:table-cell table:number-columns-repeated="1023"/>
        </table:table-row>
        <table:table-row table:style-name="ro13">
          <table:table-cell table:number-columns-repeated="1024"/>
        </table:table-row>
        <table:table-row table:style-name="ro13">
          <table:table-cell table:style-name="ce3" office:value-type="string" calcext:value-type="string">
            <text:p>START TIME</text:p>
          </table:table-cell>
          <table:table-cell table:style-name="ce5" office:value-type="string" calcext:value-type="string">
            <text:p>Min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AVIVA phase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Remarks</text:p>
          </table:table-cell>
          <table:table-cell table:style-name="ce10"/>
          <table:table-cell table:number-columns-repeated="1017"/>
        </table:table-row>
        <table:table-row table:style-name="ro13">
          <table:table-cell table:style-name="ce3" office:value-type="float" office:value="10.15" calcext:value-type="float">
            <text:p>10.15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Welcome</text:p>
          </table:table-cell>
          <table:table-cell table:number-columns-repeated="3"/>
          <table:table-cell table:style-name="ce8"/>
          <table:table-cell table:number-columns-repeated="1017"/>
        </table:table-row>
        <table:table-row table:style-name="ro13">
          <table:table-cell table:style-name="ce3" office:value-type="float" office:value="10.16" calcext:value-type="float">
            <text:p>10.16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Daten in der Geo und Paleobiologie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Rekapitulieren. Einleitung zur heutige stunde</text:p>
          </table:table-cell>
          <table:table-cell/>
          <table:table-cell table:style-name="ce8"/>
          <table:table-cell table:number-columns-repeated="1017"/>
        </table:table-row>
        <table:table-row table:style-name="ro13">
          <table:table-cell table:style-name="ce3" office:value-type="float" office:value="10.21" calcext:value-type="float">
            <text:p>10.21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Vernünftig Feedback geben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Feedback Blat</text:p>
          </table:table-cell>
          <table:table-cell table:style-name="ce8"/>
          <table:table-cell table:number-columns-repeated="1017"/>
        </table:table-row>
        <table:table-row table:style-name="ro13">
          <table:table-cell table:style-name="ce4" office:value-type="float" office:value="10.26" calcext:value-type="float">
            <text:p>10.26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Vortrag 1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kärtchen</text:p>
          </table:table-cell>
          <table:table-cell table:style-name="ce8"/>
          <table:table-cell table:number-columns-repeated="1017"/>
        </table:table-row>
        <table:table-row table:style-name="ro13">
          <table:table-cell table:style-name="ce4" office:value-type="float" office:value="10.31" calcext:value-type="float">
            <text:p>10.31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Vortrag 2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"/>
          <table:table-cell table:number-columns-repeated="1017"/>
        </table:table-row>
        <table:table-row table:style-name="ro13">
          <table:table-cell table:style-name="ce4" office:value-type="float" office:value="10.36" calcext:value-type="float">
            <text:p>10.36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Vortrag 3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"/>
          <table:table-cell table:number-columns-repeated="1017"/>
        </table:table-row>
        <table:table-row table:style-name="ro13">
          <table:table-cell table:style-name="ce4" office:value-type="float" office:value="10.41" calcext:value-type="float">
            <text:p>10.41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Vortrag 4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"/>
          <table:table-cell table:number-columns-repeated="1017"/>
        </table:table-row>
        <table:table-row table:style-name="ro13">
          <table:table-cell table:style-name="ce4" office:value-type="float" office:value="10.46" calcext:value-type="float">
            <text:p>10.46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Vortrag 5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"/>
          <table:table-cell table:number-columns-repeated="1017"/>
        </table:table-row>
        <table:table-row table:style-name="ro13">
          <table:table-cell table:style-name="ce4" office:value-type="float" office:value="10.51" calcext:value-type="float">
            <text:p>10.51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Vortrag 6</text:p>
          </table:table-cell>
          <table:table-cell office:value-type="string" calcext:value-type="string">
            <text:p>I</text:p>
          </table:table-cell>
          <table:table-cell table:style-name="Default" table:number-columns-repeated="2"/>
          <table:table-cell table:style-name="ce8"/>
          <table:table-cell table:number-columns-repeated="1017"/>
        </table:table-row>
        <table:table-row table:style-name="ro13">
          <table:table-cell table:style-name="ce4" office:value-type="float" office:value="10.56" calcext:value-type="float">
            <text:p>10.56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Vortrag 7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"/>
          <table:table-cell table:number-columns-repeated="1017"/>
        </table:table-row>
        <table:table-row table:style-name="ro13">
          <table:table-cell table:style-name="ce4" office:value-type="float" office:value="11.01" calcext:value-type="float">
            <text:p>11.01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Vortrag 8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"/>
          <table:table-cell table:number-columns-repeated="1017"/>
        </table:table-row>
        <table:table-row table:style-name="ro13">
          <table:table-cell table:style-name="ce4" office:value-type="float" office:value="11.06" calcext:value-type="float">
            <text:p>11.06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Vortrag 9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"/>
          <table:table-cell table:number-columns-repeated="1017"/>
        </table:table-row>
        <table:table-row table:style-name="ro13">
          <table:table-cell table:style-name="ce4" office:value-type="float" office:value="11.11" calcext:value-type="float">
            <text:p>11.11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Vortrag 10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"/>
          <table:table-cell table:number-columns-repeated="1017"/>
        </table:table-row>
        <table:table-row table:style-name="ro13">
          <table:table-cell table:style-name="ce4" office:value-type="float" office:value="11.16" calcext:value-type="float">
            <text:p>11.16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Vortrag 11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"/>
          <table:table-cell table:number-columns-repeated="1017"/>
        </table:table-row>
        <table:table-row table:style-name="ro13">
          <table:table-cell table:style-name="ce4" office:value-type="float" office:value="11.21" calcext:value-type="float">
            <text:p>11.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rtrag 12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"/>
          <table:table-cell table:number-columns-repeated="1017"/>
        </table:table-row>
        <table:table-row table:style-name="ro13">
          <table:table-cell table:style-name="ce4" office:value-type="float" office:value="11.26" calcext:value-type="float">
            <text:p>11.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rtrag 13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"/>
          <table:table-cell table:number-columns-repeated="1017"/>
        </table:table-row>
        <table:table-row table:style-name="ro13">
          <table:table-cell table:style-name="ce4" office:value-type="float" office:value="11.31" calcext:value-type="float">
            <text:p>11.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rtrag 14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"/>
          <table:table-cell table:number-columns-repeated="1017"/>
        </table:table-row>
        <table:table-row table:style-name="ro13">
          <table:table-cell table:style-name="ce4" office:value-type="float" office:value="11.36" calcext:value-type="float">
            <text:p>11.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rtrag 15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8"/>
          <table:table-cell table:number-columns-repeated="1017"/>
        </table:table-row>
        <table:table-row table:style-name="ro14">
          <table:table-cell table:style-name="ce4" office:value-type="float" office:value="11.41" calcext:value-type="float">
            <text:p>11.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usaufgabe erklärung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Mit den Stichwörtern die Sie zu jedem Vortrag aufgeschrieben haben, erst clustern Sie die Begriffe/Wörte: ähnliche Begriffe kommen zusammen, dann denken Sie an meta-themen die die verschiedene clusters decken können.</text:p>
            <text:p>Antworten Sie die Fragen: Was will ich tun? Wie realistisch/machbar ist das?</text:p>
            <text:p>Mit wem kann ich das machen? Mit wem könnte ich etwas ähnliches machen? Wen könnte ich vielleicht davon überzeugen?</text:p>
            <text:p>Welche herausförderungen erwarte ich? Welche voraussetzungen gibt es?</text:p>
          </table:table-cell>
          <table:table-cell table:style-name="ce8"/>
          <table:table-cell table:number-columns-repeated="1017"/>
        </table:table-row>
        <table:table-row table:style-name="ro13">
          <table:table-cell table:style-name="ce3" office:value-type="float" office:value="11.46" calcext:value-type="float">
            <text:p>11.46</text:p>
          </table:table-cell>
          <table:table-cell table:number-columns-repeated="2"/>
          <table:table-cell table:style-name="ce8" table:number-columns-repeated="4"/>
          <table:table-cell table:number-columns-repeated="1017"/>
        </table:table-row>
        <table:table-row table:style-name="ro13" table:number-rows-repeated="2">
          <table:table-cell table:number-columns-repeated="3"/>
          <table:table-cell table:style-name="ce8"/>
          <table:table-cell table:style-name="ce9"/>
          <table:table-cell table:style-name="ce8" table:number-columns-repeated="2"/>
          <table:table-cell table:number-columns-repeated="1017"/>
        </table:table-row>
        <table:table-row table:style-name="ro13" table:number-rows-repeated="2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3">
          <table:table-cell table:number-columns-repeated="3"/>
          <table:table-cell table:style-name="ce8"/>
          <table:table-cell table:style-name="ce9"/>
          <table:table-cell table:style-name="ce8" table:number-columns-repeated="2"/>
          <table:table-cell table:number-columns-repeated="1017"/>
        </table:table-row>
        <table:table-row table:style-name="ro13" table:number-rows-repeated="6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3" table:number-rows-repeated="3">
          <table:table-cell table:number-columns-repeated="3"/>
          <table:table-cell table:style-name="ce8"/>
          <table:table-cell table:style-name="ce9"/>
          <table:table-cell table:style-name="ce8" table:number-columns-repeated="2"/>
          <table:table-cell table:number-columns-repeated="1017"/>
        </table:table-row>
        <table:table-row table:style-name="ro13" table:number-rows-repeated="4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3" table:number-rows-repeated="1048533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/00/0000</text:date>, <text:time style:data-style-name="N2" text:time-value="21:12:58.071728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5:05:54.171672505</meta:creation-date>
    <dc:date>2016-09-01T22:07:33.696361973</dc:date>
    <meta:editing-duration>PT10H54M38S</meta:editing-duration>
    <meta:editing-cycles>294</meta:editing-cycles>
    <meta:generator>LibreOffice/5.1.4.2$Linux_X86_64 LibreOffice_project/10m0$Build-2</meta:generator>
    <meta:document-statistic meta:table-count="4" meta:cell-count="391" meta:object-count="0"/>
  </office:meta>
</office:document-meta>
</file>